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" svg:font-family="Ubuntu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Raleway Medium" svg:font-family="'Raleway Medium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507cm" fo:margin-left="0cm" table:align="left"/>
    </style:style>
    <style:style style:name="Tableau1.A" style:family="table-column">
      <style:table-column-properties style:column-width="6.99cm"/>
    </style:style>
    <style:style style:name="Tableau1.B" style:family="table-column">
      <style:table-column-properties style:column-width="10.516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501cm" table:align="margins" style:may-break-between-rows="false"/>
    </style:style>
    <style:style style:name="Tableau3.A" style:family="table-column">
      <style:table-column-properties style:column-width="2.741cm" style:rel-column-width="10265*"/>
    </style:style>
    <style:style style:name="Tableau3.B" style:family="table-column">
      <style:table-column-properties style:column-width="14.76cm" style:rel-column-width="55270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7.501cm" fo:margin-top="0cm" fo:margin-bottom="0cm" table:align="margins" style:may-break-between-rows="false" style:writing-mode="lr-tb"/>
    </style:style>
    <style:style style:name="Tableau2.A" style:family="table-column">
      <style:table-column-properties style:column-width="9.026cm" style:rel-column-width="33797*"/>
    </style:style>
    <style:style style:name="Tableau2.B" style:family="table-column">
      <style:table-column-properties style:column-width="8.475cm" style:rel-column-width="31738*"/>
    </style:style>
    <style:style style:name="Tableau2.1" style:family="table-row">
      <style:table-row-properties style:min-row-height="0.741cm" fo:keep-together="always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style:min-row-height="2.663cm" fo:keep-together="always"/>
    </style:style>
    <style:style style:name="Tableau2.A2" style:family="table-cell">
      <style:table-cell-properties style:vertical-align="" fo:padding="0cm" fo:border="none"/>
    </style:style>
    <style:style style:name="P1" style:family="paragraph" style:parent-style-name="Standard">
      <style:text-properties style:font-name="Times New Roman1" fo:font-weight="bold" officeooo:paragraph-rsid="000838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weight="bold" officeooo:paragraph-rsid="000838b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weight="bold" officeooo:rsid="00371f35" officeooo:paragraph-rsid="000838bc" style:font-weight-asian="bold" style:font-weight-complex="bold"/>
    </style:style>
    <style:style style:name="P5" style:family="paragraph" style:parent-style-name="Standard">
      <style:text-properties style:font-name="Times New Roman1" fo:font-weight="bold" officeooo:paragraph-rsid="000838bc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1pt" officeooo:paragraph-rsid="000838bc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officeooo:paragraph-rsid="000838bc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Times New Roman1" fo:font-weight="bold" officeooo:paragraph-rsid="000838b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style:font-name="Times New Roman1" fo:font-weight="bold" fo:background-color="#000000" style:font-weight-asian="bold" style:font-weight-complex="bold"/>
    </style:style>
    <style:style style:name="P10" style:family="paragraph" style:parent-style-name="Standard">
      <style:paragraph-properties fo:keep-with-next="always"/>
      <style:text-properties style:font-name="Times New Roman1" fo:font-weight="bold" officeooo:paragraph-rsid="000838bc" style:font-weight-asian="bold" style:font-weight-complex="bold"/>
    </style:style>
    <style:style style:name="P11" style:family="paragraph" style:parent-style-name="Standard">
      <style:paragraph-properties fo:text-align="start" style:justify-single-word="false" fo:keep-with-next="always"/>
      <style:text-properties style:font-name="Times New Roman1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 fo:keep-with-next="always"/>
      <style:text-properties style:font-name="Times New Roman1" fo:font-weight="normal" officeooo:paragraph-rsid="000838bc" style:font-weight-asian="normal" style:font-weight-complex="normal"/>
    </style:style>
    <style:style style:name="P13" style:family="paragraph" style:parent-style-name="Standard">
      <style:paragraph-properties fo:keep-with-next="always"/>
      <style:text-properties officeooo:paragraph-rsid="004dc4d1"/>
    </style:style>
    <style:style style:name="P14" style:family="paragraph" style:parent-style-name="Standard">
      <style:paragraph-properties fo:text-align="start" style:justify-single-word="false" fo:keep-with-next="always"/>
      <style:text-properties officeooo:paragraph-rsid="000838bc"/>
    </style:style>
    <style:style style:name="P15" style:family="paragraph" style:parent-style-name="Table_20_Contents">
      <style:paragraph-properties fo:keep-with-next="always"/>
      <style:text-properties style:font-name="Times New Roman1" fo:font-size="11pt" officeooo:paragraph-rsid="000838bc" style:font-size-asian="11pt" style:font-size-complex="11pt"/>
    </style:style>
    <style:style style:name="P16" style:family="paragraph" style:parent-style-name="Table_20_Contents">
      <style:text-properties style:font-name="Times New Roman1"/>
    </style:style>
    <style:style style:name="P17" style:family="paragraph" style:parent-style-name="Standard">
      <style:paragraph-properties fo:margin-left="1cm" fo:margin-right="0cm" fo:margin-top="0cm" fo:margin-bottom="0cm" loext:contextual-spacing="false" fo:line-height="100%" fo:text-indent="-1cm" style:auto-text-indent="false" fo:keep-with-next="always"/>
      <style:text-properties style:font-name="Times New Roman1" fo:font-size="11pt" style:text-underline-style="solid" style:text-underline-width="auto" style:text-underline-color="font-color" fo:font-weight="bold" officeooo:paragraph-rsid="000838bc" style:font-size-asian="11pt" style:font-weight-asian="bold" style:font-name-complex="Times New Roman1" style:font-size-complex="11pt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style:font-name="Times New Roman1" fo:font-size="12pt" fo:font-style="italic" fo:font-weight="normal" officeooo:paragraph-rsid="004dc4d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fo:text-transform="uppercase"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fo:text-transform="uppercase"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2" style:family="paragraph" style:parent-style-name="Standard2">
      <style:paragraph-properties fo:margin-left="0cm" fo:margin-right="0cm" fo:margin-top="0.3cm" fo:margin-bottom="0.3cm" loext:contextual-spacing="false" fo:line-height="100%" fo:text-align="center" style:justify-single-word="false" fo:orphans="2" fo:widows="2" fo:text-indent="0cm" style:auto-text-indent="false" style:text-autospace="none">
        <style:tab-stops/>
      </style:paragraph-properties>
      <style:text-properties fo:text-transform="uppercase" fo:color="#ff0000" style:font-name="Times New Roman1" fo:font-size="18pt" fo:font-weight="bold" officeooo:paragraph-rsid="004adc23" fo:background-color="#ffff00" style:font-size-asian="18pt" style:font-weight-asian="bold" style:font-name-complex="Raleway Medium" style:font-size-complex="11pt" style:font-weight-complex="bold"/>
    </style:style>
    <style:style style:name="P23" style:family="paragraph" style:parent-style-name="Standard">
      <loext:graphic-properties draw:fill="none"/>
      <style:paragraph-properties fo:margin-top="0cm" fo:margin-bottom="0.199cm" loext:contextual-spacing="false" fo:line-height="100%" fo:text-align="center" style:justify-single-word="false" fo:background-color="transparent" fo:keep-with-next="always"/>
      <style:text-properties fo:font-variant="normal" fo:text-transform="none" style:font-name="Times New Roman1" fo:font-size="12pt" fo:font-style="italic" fo:font-weight="normal" officeooo:paragraph-rsid="004dc4d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style:font-name="Times New Roman1" fo:font-size="11pt" fo:font-weight="normal" officeooo:paragraph-rsid="004dc4d1" style:font-size-asian="11pt" style:font-weight-asian="normal" style:font-size-complex="11pt" style:font-weight-complex="normal"/>
    </style:style>
    <style:style style:name="P25" style:family="paragraph" style:parent-style-name="Standard" style:master-page-name="">
      <style:paragraph-properties fo:text-align="center" style:justify-single-word="false" style:page-number="auto"/>
      <style:text-properties fo:font-size="12pt" style:text-underline-style="none" fo:font-weight="bold" officeooo:rsid="004cc41b" officeooo:paragraph-rsid="004dc4d1" style:font-size-asian="12pt" style:font-weight-asian="bold" style:font-size-complex="12pt" style:font-weight-complex="bold"/>
    </style:style>
    <style:style style:name="P26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text-indent="-0.265cm" style:auto-text-indent="false" style:page-number="auto" fo:keep-with-next="always"/>
      <style:text-properties fo:color="#000000" style:font-name="Times New Roman1" fo:font-size="12pt" fo:font-weight="normal" officeooo:paragraph-rsid="004dc4d1" style:font-name-asian="Times New Roman2" style:font-size-asian="12pt" style:language-asian="fr" style:country-asian="BE" style:font-weight-asian="normal" style:font-name-complex="Times New Roman2" style:font-size-complex="12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style:font-name="Times New Roman1" fo:font-size="12pt" fo:font-style="italic" fo:font-weight="normal" officeooo:paragraph-rsid="004dc4d1" style:font-size-asian="12pt" style:language-asian="fr" style:country-asian="BE" style:font-style-asian="italic" style:font-weight-asian="normal" style:font-name-complex="Arial" style:font-size-complex="12pt" style:font-style-complex="italic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0a44fe" style:letter-kerning="true" style:font-style-asian="normal" style:font-weight-asian="normal" style:text-emphasize="none"/>
    </style:style>
    <style:style style:name="T3" style:family="text">
      <style:text-properties fo:color="#000000" style:font-name-asian="Times New Roman2" style:language-asian="fr" style:country-asian="BE" style:font-name-complex="Times New Roman2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1pt" officeooo:rsid="002ecfcf" style:font-size-asian="11pt" style:font-size-complex="11pt"/>
    </style:style>
    <style:style style:name="T6" style:family="text">
      <style:text-properties style:font-name="Times New Roman1" fo:font-size="11pt" officeooo:rsid="001e7411" style:font-size-asian="11pt" style:font-size-complex="11pt"/>
    </style:style>
    <style:style style:name="T7" style:family="text">
      <style:text-properties style:font-name="Times New Roman1" fo:font-size="11pt" officeooo:rsid="001b8839" style:font-size-asian="11pt" style:font-size-complex="11pt"/>
    </style:style>
    <style:style style:name="T8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Times New Roman1" fo:font-size="11pt" fo:font-weight="normal" officeooo:rsid="004166ea" style:font-size-asian="11pt" style:font-weight-asian="normal" style:font-size-complex="11pt" style:font-weight-complex="normal"/>
    </style:style>
    <style:style style:name="T10" style:family="text">
      <style:text-properties style:font-name="Times New Roman1" fo:font-size="11pt" fo:font-weight="normal" officeooo:rsid="0024b1b4" style:font-size-asian="11pt" style:font-weight-asian="normal" style:font-size-complex="11pt" style:font-weight-complex="normal"/>
    </style:style>
    <style:style style:name="T11" style:family="text">
      <style:text-properties style:font-name="Times New Roman1" fo:font-size="11pt" fo:font-weight="normal" officeooo:rsid="002f287b" style:font-size-asian="11pt" style:font-weight-asian="normal" style:font-size-complex="11pt" style:font-weight-complex="normal"/>
    </style:style>
    <style:style style:name="T12" style:family="text">
      <style:text-properties style:font-name="Times New Roman1" fo:font-size="11pt" fo:font-weight="normal" officeooo:rsid="00401d5e" style:font-size-asian="11pt" style:font-weight-asian="normal" style:font-size-complex="11pt" style:font-weight-complex="normal"/>
    </style:style>
    <style:style style:name="T13" style:family="text">
      <style:text-properties style:font-name="Times New Roman1" fo:font-size="11pt" fo:font-weight="normal" officeooo:rsid="002ecfcf" style:font-size-asian="11pt" style:font-weight-asian="normal" style:font-size-complex="11pt" style:font-weight-complex="normal"/>
    </style:style>
    <style:style style:name="T14" style:family="text">
      <style:text-properties style:font-name="Times New Roman1" fo:font-size="11pt" fo:font-weight="normal" officeooo:rsid="001e7411" style:font-size-asian="11pt" style:font-weight-asian="normal" style:font-size-complex="11pt" style:font-weight-complex="normal"/>
    </style:style>
    <style:style style:name="T15" style:family="text">
      <style:text-properties style:font-name="Times New Roman1" fo:font-size="11pt" fo:font-weight="normal" officeooo:rsid="001b8839" style:font-size-asian="11pt" style:font-weight-asian="normal" style:font-size-complex="11pt" style:font-weight-complex="normal"/>
    </style:style>
    <style:style style:name="T16" style:family="text">
      <style:text-properties fo:text-transform="uppercase"/>
    </style:style>
    <style:style style:name="T17" style:family="text">
      <style:text-properties fo:font-size="20pt" fo:language="fr" fo:country="FR" style:text-underline-style="solid" style:text-underline-width="auto" style:text-underline-color="font-color" officeooo:rsid="000c8190" style:font-name-asian="Times New Roman2" style:font-size-asian="20pt" style:language-asian="fr" style:country-asian="FR" style:font-name-complex="Times New Roman2" style:font-size-complex="10pt"/>
    </style:style>
    <style:style style:name="T18" style:family="text">
      <style:text-properties fo:font-size="20pt" fo:language="fr" fo:country="FR" style:text-underline-style="solid" style:text-underline-width="auto" style:text-underline-color="font-color" officeooo:rsid="004adc23" style:font-name-asian="Times New Roman2" style:font-size-asian="20pt" style:language-asian="fr" style:country-asian="FR" style:font-name-complex="Times New Roman2" style:font-size-complex="10pt"/>
    </style:style>
    <style:style style:name="T19" style:family="text">
      <style:text-properties style:language-asian="fr" style:country-asian="BE" style:font-name-complex="Arial"/>
    </style:style>
    <style:style style:name="T20" style:family="text">
      <style:text-properties fo:language="fr" fo:country="BE" style:language-asian="fr" style:country-asian="BE" style:font-name-complex="Arial"/>
    </style:style>
    <style:style style:name="T21" style:family="text">
      <style:text-properties fo:language="fr" fo:country="BE" officeooo:rsid="00506d06" style:language-asian="fr" style:country-asian="BE" style:font-name-complex="Arial"/>
    </style:style>
    <style:style style:name="T22" style:family="text">
      <style:text-properties fo:language="fr" fo:country="BE" officeooo:rsid="00169dd1" style:language-asian="fr" style:country-asian="BE" style:font-name-complex="Arial"/>
    </style:style>
    <style:style style:name="T23" style:family="text">
      <style:text-properties officeooo:rsid="005048da"/>
    </style:style>
    <style:style style:name="T24" style:family="text">
      <style:text-properties fo:font-size="10pt" fo:language="fr" fo:country="FR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Mono" fo:font-size="7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GOUVERNEMENT DE LA</text:p>
            <text:p text:style-name="P3">PROVINCE DE HAINAUT</text:p>
            <text:p text:style-name="P3">------</text:p>
            <text:p text:style-name="P8"><text:text-input text:description="">self.getProposingGroup(theObject=True).Description()</text:text-input></text:p>
            <text:p text:style-name="P4"><text:text-input text:description="">len(self.getProposingGroup(theObject=True).get_full_title().split('-')) &gt; 1 and self.getProposingGroup(theObject=True).get_full_title().split('-')[1] or self.getProposingGroup()</text:text-input></text:p>
            <text:p text:style-name="P3">------</text:p>
          </table:table-cell>
          <table:table-cell table:style-name="Tableau1.A1" office:value-type="string">
            <text:p text:style-name="P16"/>
          </table:table-cell>
        </table:table-row>
        <table:table-row>
          <table:table-cell table:style-name="Tableau1.A1" table:number-columns-spanned="2" office:value-type="string">
            <text:p text:style-name="P1">Arrêté officiel</text:p>
            <text:p text:style-name="P5"><text:text-input text:description="">self.getGroupedItemsNum()</text:text-input></text:p>
            <text:p text:style-name="P1">Objet : <text:span text:style-name="T16"><text:text-input text:description="">self.Title()</text:text-input></text:span></text:p>
          </table:table-cell>
          <table:covered-table-cell/>
        </table:table-row>
      </table:table>
      <text:p text:style-name="P22"><text:span text:style-name="T17"><office:annotation><dc:creator>André NUYENS</dc:creator><dc:date>2016-04-22T10:32:56</dc:date><text:p><text:span text:style-name="T24">do text if not self.queryState() in meetingConfig.getItemDecidedStates()</text:span></text:p></office:annotation></text:span><text:span text:style-name="T17">PROJET D</text:span><text:span text:style-name="T18">'arrêté</text:span></text:p>
      <text:p text:style-name="P9"/>
      <text:p text:style-name="P2">LE <text:span text:style-name="T23">COLLÈGE</text:span> DU CONSEIL PROVINCIAL DU HAINAUT,</text:p>
      <text:p text:style-name="P2"/>
      <text:p text:style-name="P6"><office:annotation><dc:creator>André NUYENS</dc:creator><dc:date>2017-06-26T10:50:19</dc:date><loext:sender-initials>AN</loext:sender-initials><text:p text:style-name="P29"><text:span text:style-name="T26">do text if self.getMotivation()</text:span></text:p><text:p text:style-name="P29"><text:span text:style-name="T26">from xhtml(view.printXhtml(self, self.getMotivation(), keepWithNext=True))</text:span></text:p></office:annotation>motivation</text:p>
      <text:p text:style-name="P6"><office:annotation><dc:creator>André NUYENS</dc:creator><dc:date>2017-06-26T10:50:19</dc:date><loext:sender-initials>AN</loext:sender-initials><text:p text:style-name="P28"><text:span text:style-name="T29">do text if self.getMotivation()</text:span></text:p></office:annotation></text:p>
      <text:section text:style-name="Sect1" text:name="avis simple">
        <text:p text:style-name="P7"><text:span text:style-name="T4"><office:annotation><dc:creator>Auteur inconnu</dc:creator><dc:date>2017-01-02T16:18:10</dc:date><text:p text:style-name="P29"><text:span text:style-name="T28">do section- for advice in view.printFinanceAdvice('simple')</text:span></text:p></office:annotation></text:span><text:span text:style-name="Police_20_par_20_défaut"><text:span text:style-name="T4">Considérant l'avis </text:span></text:span><text:span text:style-name="Police_20_par_20_défaut"><text:span text:style-name="T5"><text:text-input text:description="">advice['type_translated']</text:text-input></text:span></text:span><text:span text:style-name="Police_20_par_20_défaut"><text:span text:style-name="T6"><text:text-input text:description="">advice['given_advice'].advice_reference and u' "référencé %s"'%advice['given_advice'].advice_reference or ''</text:text-input></text:span></text:span><text:span text:style-name="Police_20_par_20_défaut"><text:span text:style-name="T7"><text:s/></text:span></text:span><text:span text:style-name="Police_20_par_20_défaut"><text:span text:style-name="T4">du Directeur financier remis en date du </text:span></text:span><text:span text:style-name="Strong_20_Emphasis"><text:span text:style-name="T9"><text:text-input text:description="">advice['item_transmitted_on_localized']</text:text-input></text:span></text:span><text:span text:style-name="Strong_20_Emphasis"><text:span text:style-name="T9"> </text:span></text:span><text:span text:style-name="Strong_20_Emphasis"><text:span text:style-name="T10">;</text:span></text:span></text:p>
        <text:p text:style-name="P7"><text:span text:style-name="Strong_20_Emphasis"><text:span text:style-name="T10"/></text:span></text:p>
      </text:section>
      <text:section text:style-name="Sect1" text:name="avis legal">
        <text:p text:style-name="P7"><text:span text:style-name="T4"><office:annotation><dc:creator>Auteur inconnu</dc:creator><dc:date>2017-01-02T16:19:06</dc:date><text:p text:style-name="P29"><text:span text:style-name="T27">do section- for advice in view.printFinanceAdvice('legal')</text:span></text:p></office:annotation></text:span><text:span text:style-name="Police_20_par_20_défaut"><text:span text:style-name="T8">Considérant la transmission du dossier au Directeur financier pour avis préalable en date du </text:span></text:span><text:span text:style-name="Strong_20_Emphasis"><text:span text:style-name="T9"><text:text-input text:description="">advice['item_transmitted_on_localized']</text:text-input></text:span></text:span><text:span text:style-name="Strong_20_Emphasis"><text:span text:style-name="T9"> </text:span></text:span><text:span text:style-name="Police_20_par_20_défaut"><text:span text:style-name="T11">;</text:span></text:span></text:p>
        <text:p text:style-name="P7"><text:span text:style-name="Police_20_par_20_défaut"><text:span text:style-name="T11"/></text:span></text:p>
        <text:p text:style-name="P7"><text:span text:style-name="Police_20_par_20_défaut"><text:span text:style-name="T12">Considérant l'avis </text:span></text:span><text:span text:style-name="Police_20_par_20_défaut"><text:span text:style-name="T13"><text:text-input text:description="">advice['type_translated']</text:text-input></text:span></text:span><text:span text:style-name="Police_20_par_20_défaut"><text:span text:style-name="T14"><text:text-input text:description="">advice['given_advice'].advice_reference and u' "référencé %s"'%advice['given_advice'].advice_reference or ''</text:text-input></text:span></text:span><text:span text:style-name="Police_20_par_20_défaut"><text:span text:style-name="T12"><text:s/>du Directeur financier remis en date du </text:span></text:span><text:span text:style-name="Police_20_par_20_défaut"><text:span text:style-name="T9"><text:text-input text:description="">advice['advice_given_on_localized']</text:text-input></text:span></text:span><text:span text:style-name="Police_20_par_20_défaut"><text:span text:style-name="T9"> </text:span></text:span><text:span text:style-name="Strong_20_Emphasis"><text:span text:style-name="T9">;</text:span></text:span></text:p>
        <text:p text:style-name="P7"><text:span text:style-name="Strong_20_Emphasis"><text:span text:style-name="T9"/></text:span></text:p>
      </text:section>
      <text:section text:style-name="Sect1" text:name="avis non donné">
        <text:p text:style-name="P7"><text:span text:style-name="T8"><office:annotation><dc:creator>Auteur inconnu</dc:creator><dc:date>2017-01-02T16:19:16</dc:date><text:p text:style-name="P29"><text:span text:style-name="T27">do section- for advice in view.printFinanceAdvice('legal_not_given')</text:span></text:p></office:annotation></text:span><text:span text:style-name="Police_20_par_20_défaut"><text:span text:style-name="T8">Considérant la transmission du dossier au Directeur financier pour avis préalable en date du </text:span></text:span><text:bookmark-start text:name="__DdeLink__1237_1781793442"/><text:span text:style-name="Strong_20_Emphasis"><text:span text:style-name="T9"><text:text-input text:description="">advice['item_transmitted_on_localized']</text:text-input></text:span></text:span><text:bookmark-end text:name="__DdeLink__1237_1781793442"/><text:span text:style-name="Strong_20_Emphasis"><text:span text:style-name="T9"> ;</text:span></text:span></text:p>
        <text:p text:style-name="P7"><text:span text:style-name="Strong_20_Emphasis"><text:span text:style-name="T9"/></text:span></text:p>
        <text:p text:style-name="P7"><text:span text:style-name="Police_20_par_20_défaut"><text:span text:style-name="T4">Considérant l'avis non rendu par le Directeur financier ;</text:span></text:span></text:p>
        <text:p text:style-name="P7"><text:span text:style-name="Police_20_par_20_défaut"><text:span text:style-name="T4"/></text:span></text:p>
      </text:section>
      <text:section text:style-name="Sect1" text:name="avis initiative">
        <text:p text:style-name="P7"><text:span text:style-name="T8"><office:annotation><dc:creator>Auteur inconnu</dc:creator><dc:date>2017-01-02T16:19:27</dc:date><text:p text:style-name="P29"><text:span text:style-name="T27">do section- for advice in view.printFinanceAdvice('initiative')</text:span></text:p></office:annotation></text:span><text:span text:style-name="Police_20_par_20_défaut"><text:span text:style-name="T8">Considérant l'avis d'initiative </text:span></text:span><text:span text:style-name="Police_20_par_20_défaut"><text:span text:style-name="T13"><text:text-input text:description="">advice['type_translated']</text:text-input></text:span></text:span><text:span text:style-name="Police_20_par_20_défaut"><text:span text:style-name="T14"><text:text-input text:description="">advice['given_advice'].advice_reference and u' "référencé %s"'%advice['given_advice'].advice_reference or ''</text:text-input></text:span></text:span><text:span text:style-name="Police_20_par_20_défaut"><text:span text:style-name="T15"><text:s/></text:span></text:span><text:span text:style-name="Police_20_par_20_défaut"><text:span text:style-name="T8">du Directeur financier remis en date du </text:span></text:span><text:span text:style-name="Police_20_par_20_défaut"><text:span text:style-name="T9"><text:text-input text:description="">advice['advice_given_on_localized']</text:text-input></text:span></text:span><text:span text:style-name="Police_20_par_20_défaut"><text:span text:style-name="T9"> </text:span></text:span><text:span text:style-name="Strong_20_Emphasis"><text:span text:style-name="T9">;</text:span></text:span></text:p>
        <text:p text:style-name="P7"><text:span text:style-name="Strong_20_Emphasis"><text:span text:style-name="T9"/></text:span></text:p>
      </text:section>
      <text:section text:style-name="Sect1" text:name="avis simple non donné">
        <text:p text:style-name="P7"><text:span text:style-name="T8"><office:annotation><dc:creator>Auteur inconnu</dc:creator><dc:date>2017-01-02T16:19:16</dc:date><text:p text:style-name="P29"><text:span text:style-name="T27">do section- for advice in view.printFinanceAdvice('simple_not_given')</text:span></text:p></office:annotation></text:span><text:span text:style-name="Police_20_par_20_défaut"><text:span text:style-name="T8">Considérant la transmission du dossier au Directeur financier pour avis préalable en date du </text:span></text:span><text:bookmark-start text:name="__DdeLink__1237_17817934422"/><text:span text:style-name="Strong_20_Emphasis"><text:span text:style-name="T9"><text:text-input text:description="">advice['item_transmitted_on_localized']</text:text-input></text:span></text:span><text:bookmark-end text:name="__DdeLink__1237_17817934422"/><text:span text:style-name="Strong_20_Emphasis"><text:span text:style-name="T9"> ;</text:span></text:span></text:p>
        <text:p text:style-name="P7"><text:span text:style-name="Strong_20_Emphasis"><text:span text:style-name="T9"/></text:span></text:p>
        <text:p text:style-name="P7"><text:span text:style-name="Police_20_par_20_défaut"><text:span text:style-name="T4">Considérant l'avis non rendu par le Directeur financier ;</text:span></text:span></text:p>
        <text:p text:style-name="P7"><text:span text:style-name="Police_20_par_20_défaut"><text:span text:style-name="T4"/></text:span></text:p>
      </text:section>
      <text:p text:style-name="P25">DÉCIDE :</text:p>
      <text:p text:style-name="P26"><text:soft-page-break/></text:p>
      <text:p text:style-name="P24"><text:span text:style-name="T3"><office:annotation><dc:creator>André NUYENS</dc:creator><dc:date>2017-06-26T10:50:44</dc:date><loext:sender-initials>AN</loext:sender-initials><text:p text:style-name="P29"><text:span text:style-name="T26">do text if self.getDecision()</text:span></text:p><text:p text:style-name="P29"><text:span text:style-name="T26">from xhtml(view.printXhtml(self, self.getDecision(), keepWithNext=True))</text:span></text:p></office:annotation></text:span><text:span text:style-name="T3">Décision</text:span></text:p>
      <text:p text:style-name="P10"/>
      <text:p text:style-name="P11">En séance à Mons, le <text:text-input text:description="">self.hasMeeting() and self.getMeeting().Title() or ''</text:text-input>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<office:annotation><dc:creator>Antoine Duchêne</dc:creator><dc:date>2019-06-24T10:11:18.485828079</dc:date><loext:sender-initials>AD</loext:sender-initials><text:p text:style-name="P29"><text:span text:style-name="T26">do table if self.hasMeeting()</text:span></text:p></office:annotation><text:span text:style-name="T23">PRÉSENTS</text:span> :</text:p>
          </table:table-cell>
          <table:table-cell table:style-name="Tableau3.A1" office:value-type="string">
            <text:p text:style-name="P15"><text:s/><text:span text:style-name="T1"><office:annotation><dc:creator>Antoine Duchêne</dc:creator><dc:date>2019-05-16T14:31:51.640914368</dc:date><loext:sender-initials>AD</loext:sender-initials><text:p text:style-name="P29"><text:span text:style-name="T26">do text</text:span></text:p><text:p text:style-name="P29"><text:span text:style-name="T26">from xhtml(view.print_attendees_by_type(group_position_type=True, render_as_html=True, position_type_format=u", &lt;strong&gt;{0}&lt;/strong&gt;", custom_grouped_attendee_type_patterns={'attendee':{'*':u''}}, included_attendee_types=['attendee'],striked_attendee_types=['excused', 'absent']))</text:span></text:p></office:annotation></text:span><text:span text:style-name="T2">Assembly</text:span></text:p>
          </table:table-cell>
        </table:table-row>
      </table:table>
      <text:p text:style-name="P12"/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3"><text:span text:style-name="T19"><office:annotation><dc:creator>André NUYENS</dc:creator><dc:date>2019-02-12T15:31:03</dc:date><loext:sender-initials>AN</loext:sender-initials><text:p text:style-name="P28"><text:span text:style-name="T25">do table if self.hasMeeting()</text:span></text:p></office:annotation></text:span><text:span text:style-name="T20">P</text:span><text:span text:style-name="T21">ar</text:span><text:span text:style-name="T22"> le </text:span><text:span text:style-name="T20"><text:text-input text:description="">meetingConfig.Title()</text:text-input></text:span><text:span text:style-name="T20">,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<text:span text:style-name="T19"><office:annotation><dc:creator>Antoine Duchêne</dc:creator><dc:date>2019-07-05T11:09:46.006975768</dc:date><loext:sender-initials>AD</loext:sender-initials><text:p text:style-name="P28"><text:span text:style-name="T25">do cell with sign1 = self.getItemSignatories(theObjects=True, by_signature_number=True).get('1')</text:span></text:p><text:p text:style-name="P28"><text:span text:style-name="T25">if sign1</text:span></text:p></office:annotation></text:span><text:span text:style-name="T19"><text:text-input text:description="">sign1.get_prefix_for_gender_and_number(include_value=True)</text:text-input></text:span></text:p>
            <text:p text:style-name="P27"/>
            <text:p text:style-name="P27"/>
            <text:p text:style-name="P27"/>
            <text:p text:style-name="P20"><text:text-input text:description="">sign1.get_person_title(include_person_title=False)</text:text-input></text:p>
          </table:table-cell>
          <table:table-cell table:style-name="Tableau2.A2" office:value-type="string">
            <text:p text:style-name="P19"><office:annotation><dc:creator>Antoine Duchêne</dc:creator><dc:date>2019-07-05T11:05:34.618507681</dc:date><loext:sender-initials>AD</loext:sender-initials><text:p text:style-name="P28"><text:span text:style-name="T25">do cell with sign2 = self.getItemSignatories(theObjects=True, by_signature_number=True).get('2')</text:span></text:p><text:p text:style-name="P28"><text:span text:style-name="T25">if sign2</text:span></text:p></office:annotation><text:text-input text:description="">sign2.get_prefix_for_gender_and_number(include_value=True)</text:text-input></text:p>
            <text:p text:style-name="P19"/>
            <text:p text:style-name="P19"/>
            <text:p text:style-name="P19"/>
            <text:p text:style-name="P21"><text:text-input text:description="">sign2.get_person_title(include_person_title=False)</text:text-input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" svg:font-family="Ubuntu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Raleway Medium" svg:font-family="'Raleway Medium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3T20:12:17.712199115</meta:creation-date>
    <dc:date>2019-08-07T21:20:36.786189576</dc:date>
    <dc:creator>Antoine Duchêne</dc:creator>
    <meta:editing-duration>PT1H39M37S</meta:editing-duration>
    <meta:editing-cycles>30</meta:editing-cycles>
    <meta:generator>LibreOffice/6.2.5.2$Linux_X86_64 LibreOffice_project/20$Build-2</meta:generator>
    <meta:document-statistic meta:table-count="3" meta:image-count="0" meta:object-count="0" meta:page-count="2" meta:paragraph-count="31" meta:word-count="224" meta:character-count="2028" meta:non-whitespace-character-count="1881"/>
  </office:meta>
</office:document-meta>
</file>